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svg:stroke-color="#faa61a" draw:marker-start-width="0.279cm" draw:marker-end-width="0.279cm" draw:fill-color="#ffe5ca" draw:textarea-horizontal-align="justify" draw:textarea-vertical-align="middle" draw:auto-grow-height="false" fo:min-height="0.668cm" fo:min-width="5.752cm" fo:padding-top="0.151cm" fo:padding-bottom="0.151cm" fo:padding-left="0.276cm" fo:padding-right="0.276cm"/>
    </style:style>
    <style:style style:name="gr3" style:family="graphic" style:parent-style-name="standard" style:list-style-name="L1">
      <style:graphic-properties svg:stroke-width="0.053cm" draw:marker-start-width="0.279cm" draw:marker-end-width="0.279cm" draw:fill-color="#adc5e7" draw:textarea-horizontal-align="justify" draw:textarea-vertical-align="middle" draw:auto-grow-height="false" fo:min-height="1.054cm" fo:min-width="5.882cm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draw:fill-color="#adc5e7" draw:textarea-horizontal-align="justify" draw:textarea-vertical-align="middle" draw:auto-grow-height="false" fo:min-height="1.17cm" fo:min-width="6.458cm"/>
    </style:style>
    <style:style style:name="gr5" style:family="graphic" style:parent-style-name="standard" style:list-style-name="L1">
      <style:graphic-properties svg:stroke-width="0.053cm" draw:marker-start-width="0.279cm" draw:marker-end-width="0.279cm" draw:fill-color="#adc5e7" draw:textarea-horizontal-align="justify" draw:textarea-vertical-align="middle" draw:auto-grow-height="false" fo:min-height="0.506cm" fo:min-width="5.196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aa61a" draw:marker-start-width="0.279cm" draw:marker-end-width="0.279cm" draw:fill-color="#ffe5ca" draw:textarea-horizontal-align="justify" draw:textarea-vertical-align="middle" draw:auto-grow-height="false" fo:min-height="2.272cm" fo:min-width="5.578cm" fo:padding-top="0.151cm" fo:padding-bottom="0.151cm" fo:padding-left="0.276cm" fo:padding-right="0.276cm"/>
    </style:style>
    <style:style style:name="gr7" style:family="graphic" style:parent-style-name="standard" style:list-style-name="L1">
      <style:graphic-properties svg:stroke-width="0.053cm" draw:marker-start-width="0.279cm" draw:marker-end-width="0.279cm" draw:fill-color="#adc5e7" draw:textarea-horizontal-align="justify" draw:textarea-vertical-align="middle" draw:auto-grow-height="false" fo:min-height="1.17cm" fo:min-width="6.862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aa61a" draw:marker-start-width="0.279cm" draw:marker-end-width="0.279cm" draw:fill-color="#ffe5ca" draw:textarea-horizontal-align="justify" draw:textarea-vertical-align="middle" draw:auto-grow-height="false" fo:min-height="1.126cm" fo:min-width="5.702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579835" draw:marker-start-width="0.28cm" draw:marker-end-width="0.28cm" draw:fill-color="#add58a" draw:textarea-horizontal-align="justify" draw:textarea-vertical-align="middle" draw:auto-grow-height="false" fo:min-height="0.505cm" fo:min-width="0cm" fo:padding-top="0.152cm" fo:padding-bottom="0.152cm" fo:padding-left="0.277cm" fo:padding-right="0.277cm"/>
    </style:style>
    <style:style style:name="gr10" style:family="graphic" style:parent-style-name="standard">
      <style:graphic-properties svg:stroke-width="0.053cm" svg:stroke-color="#579835" draw:marker-start-width="0.28cm" draw:marker-end-width="0.28cm" draw:fill-color="#add58a" draw:textarea-horizontal-align="justify" draw:textarea-vertical-align="middle" draw:auto-grow-height="false" fo:min-height="0.451cm" fo:min-width="0cm" fo:padding-top="0.152cm" fo:padding-bottom="0.152cm" fo:padding-left="0.277cm" fo:padding-right="0.277cm"/>
    </style:style>
    <style:style style:name="gr11" style:family="graphic" style:parent-style-name="standard">
      <style:graphic-properties svg:stroke-width="0.053cm" svg:stroke-color="#579835" draw:marker-start-width="0.28cm" draw:marker-end-width="0.28cm" draw:fill-color="#add58a" draw:textarea-horizontal-align="justify" draw:textarea-vertical-align="middle" draw:auto-grow-height="false" fo:min-height="3.174cm" fo:min-width="0cm" fo:padding-top="0.152cm" fo:padding-bottom="0.152cm" fo:padding-left="0.277cm" fo:padding-right="0.277cm"/>
    </style:style>
    <style:style style:name="gr12" style:family="graphic" style:parent-style-name="standard">
      <style:graphic-properties svg:stroke-width="0.053cm" svg:stroke-color="#579835" draw:marker-start-width="0.28cm" draw:marker-end-width="0.28cm" draw:fill-color="#add58a" draw:textarea-horizontal-align="justify" draw:textarea-vertical-align="middle" draw:auto-grow-height="false" fo:min-height="0.141cm" fo:min-width="0cm" fo:padding-top="0.152cm" fo:padding-bottom="0.152cm" fo:padding-left="0.277cm" fo:padding-right="0.277cm"/>
    </style:style>
    <style:style style:name="gr13" style:family="graphic" style:parent-style-name="standard">
      <style:graphic-properties svg:stroke-width="0.053cm" svg:stroke-color="#579835" draw:marker-start-width="0.28cm" draw:marker-end-width="0.28cm" draw:fill-color="#add58a" draw:textarea-horizontal-align="justify" draw:textarea-vertical-align="middle" draw:auto-grow-height="false" fo:min-height="4.133cm" fo:min-width="0cm" fo:padding-top="0.152cm" fo:padding-bottom="0.152cm" fo:padding-left="0.277cm" fo:padding-right="0.277cm"/>
    </style:style>
    <style:style style:name="gr14" style:family="graphic" style:parent-style-name="standard">
      <style:graphic-properties svg:stroke-width="0.053cm" svg:stroke-color="#faa61a" draw:marker-start-width="0.279cm" draw:marker-end-width="0.279cm" draw:fill-color="#ffe5ca" draw:textarea-horizontal-align="justify" draw:textarea-vertical-align="middle" draw:auto-grow-height="false" fo:min-height="1.542cm" fo:min-width="5.6cm" fo:padding-top="0.151cm" fo:padding-bottom="0.151cm" fo:padding-left="0.276cm" fo:padding-right="0.276cm"/>
    </style:style>
    <style:style style:name="gr15" style:family="graphic" style:parent-style-name="standard" style:list-style-name="L1">
      <style:graphic-properties svg:stroke-width="0.053cm" draw:marker-start-width="0.279cm" draw:marker-end-width="0.279cm" draw:fill-color="#adc5e7" draw:textarea-horizontal-align="justify" draw:textarea-vertical-align="middle" draw:auto-grow-height="false" fo:min-height="0.506cm" fo:min-width="5.196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579835" draw:marker-start-width="0.28cm" draw:marker-end-width="0.28cm" draw:fill-color="#add58a" draw:textarea-horizontal-align="justify" draw:textarea-vertical-align="middle" draw:auto-grow-height="false" fo:min-height="0.346cm" fo:min-width="0cm" fo:padding-top="0.152cm" fo:padding-bottom="0.152cm" fo:padding-left="0.277cm" fo:padding-right="0.277cm"/>
    </style:style>
    <style:style style:name="pr1" style:family="presentation" style:parent-style-name="Default-title">
      <style:graphic-properties fo:min-height="6.352cm"/>
    </style:style>
    <style:style style:name="pr2" style:family="presentation" style:parent-style-name="Default-subtitle">
      <style:graphic-properties draw:fill-color="#ffffff" fo:min-height="2.53cm"/>
    </style:style>
    <style:style style:name="pr3" style:family="presentation" style:parent-style-name="Default-title">
      <style:graphic-properties fo:min-height="3.46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2.629cm"/>
    </style:style>
    <style:style style:name="P1" style:family="paragraph">
      <style:text-properties fo:color="#182f7c" style:font-name="Open Sans Extrabold" fo:font-weight="normal" style:font-weight-asian="normal" style:font-weight-complex="normal"/>
    </style:style>
    <style:style style:name="P2" style:family="paragraph">
      <loext:graphic-properties draw:fill-color="#ffffff"/>
      <style:text-properties style:font-name="Open Sans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style:font-name="Open Sans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text-properties style:font-name="Open Sans" fo:font-size="22pt" style:font-size-asian="22pt" style:font-size-complex="22pt"/>
    </style:style>
    <style:style style:name="P7" style:family="paragraph">
      <style:text-properties fo:color="#0d1f63" style:font-name="Open Sans Extrabold" fo:font-weight="normal" style:font-weight-asian="normal" style:font-weight-complex="normal"/>
    </style:style>
    <style:style style:name="P8" style:family="paragraph">
      <style:text-properties fo:color="#0d1f63" style:font-name="Open Sans Extrabold"/>
    </style:style>
    <style:style style:name="P9" style:family="paragraph">
      <style:paragraph-properties fo:margin-top="0.305cm" fo:margin-bottom="0cm" fo:line-height="100%"/>
    </style:style>
    <style:style style:name="P10" style:family="paragraph">
      <style:paragraph-properties fo:margin-top="0.305cm" fo:margin-bottom="0cm" fo:line-height="100%"/>
      <style:text-properties style:font-name="Open Sans" fo:font-size="26pt" style:font-size-asian="26pt" style:font-size-complex="26pt"/>
    </style:style>
    <style:style style:name="P11" style:family="paragraph">
      <style:paragraph-properties fo:text-align="center"/>
    </style:style>
    <style:style style:name="P12" style:family="paragraph">
      <loext:graphic-properties draw:fill-color="#ffe5ca"/>
      <style:paragraph-properties fo:text-align="center"/>
      <style:text-properties fo:color="#0d1f63" style:font-name="Open Sans" fo:font-size="18p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-color="#adc5e7"/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-color="#adc5e7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6" style:family="paragraph">
      <loext:graphic-properties draw:fill-color="#adc5e7"/>
      <style:paragraph-properties fo:margin-left="0cm" fo:margin-right="0cm" fo:margin-top="0cm" fo:margin-bottom="0cm" fo:line-height="100%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17" style:family="paragraph">
      <loext:graphic-properties draw:fill-color="#adc5e7"/>
      <style:paragraph-properties fo:margin-left="0cm" fo:margin-right="0cm" fo:margin-top="0cm" fo:margin-bottom="0cm" fo:line-height="100%" fo:text-align="center" fo:text-indent="0cm"/>
      <style:text-properties fo:font-size="16pt" fo:font-weight="normal" style:font-size-asian="16pt" style:font-weight-asian="normal" style:font-size-complex="16pt" style:font-weight-complex="normal"/>
    </style:style>
    <style:style style:name="P18" style:family="paragraph">
      <loext:graphic-properties draw:fill-color="#add58a"/>
      <style:paragraph-properties fo:text-align="center"/>
    </style:style>
    <style:style style:name="P19" style:family="paragraph">
      <style:text-properties style:font-name="Open Sans" fo:font-size="26pt" style:font-size-asian="26pt" style:font-size-complex="26pt"/>
    </style:style>
    <style:style style:name="T1" style:family="text">
      <style:text-properties fo:color="#182f7c" style:font-name="Open Sans Extrabold" fo:font-weight="normal" style:font-weight-asian="normal" style:font-weight-complex="normal"/>
    </style:style>
    <style:style style:name="T2" style:family="text">
      <style:text-properties fo:color="#182f7c" style:font-name="Open Sans1" fo:font-weight="bold" style:font-weight-asian="bold" style:font-weight-complex="bold"/>
    </style:style>
    <style:style style:name="T3" style:family="text">
      <style:text-properties style:font-name="Open Sans"/>
    </style:style>
    <style:style style:name="T4" style:family="text">
      <style:text-properties style:font-name="Open Sans" fo:font-size="20pt" style:font-size-asian="20pt" style:font-size-complex="20pt"/>
    </style:style>
    <style:style style:name="T5" style:family="text">
      <style:text-properties style:font-name="Open Sans" fo:font-size="22pt" style:font-size-asian="22pt" style:font-size-complex="2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2pt" fo:font-style="normal" fo:text-shadow="none" style:text-underline-style="none" fo:font-weight="normal" style:letter-kerning="true" fo:background-color="transparent" style:font-name-asian="AR PL SungtiL GB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Open Sans" fo:font-size="22pt" fo:font-style="italic" style:font-size-asian="22pt" style:font-style-asian="italic" style:font-size-complex="22pt" style:font-style-complex="italic"/>
    </style:style>
    <style:style style:name="T8" style:family="text">
      <style:text-properties style:font-name="Open Sans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0d1f63" style:font-name="Open Sans Extrabold" fo:font-weight="normal" style:font-weight-asian="normal" style:font-weight-complex="normal"/>
    </style:style>
    <style:style style:name="T10" style:family="text">
      <style:text-properties fo:color="#0d1f63" style:font-name="Open Sans Extrabold"/>
    </style:style>
    <style:style style:name="T11" style:family="text">
      <style:text-properties style:font-name="Open Sans" fo:font-size="16pt" style:font-size-asian="16pt" style:font-size-complex="16pt"/>
    </style:style>
    <style:style style:name="T12" style:family="text">
      <style:text-properties fo:color="#0d1f63" style:font-name="Open Sans" fo:font-size="18pt" style:font-size-asian="18pt" style:font-size-complex="18pt"/>
    </style:style>
    <style:style style:name="T13" style:family="text">
      <style:text-properties fo:color="#0d1f63" style:font-name="Open Sans" style:text-underline-style="none" fo:font-weight="bold" style:font-weight-asian="bold" style:font-weight-complex="bold"/>
    </style:style>
    <style:style style:name="T14" style:family="text">
      <style:text-properties fo:color="#0d1f63" style:font-name="Open Sans"/>
    </style:style>
    <style:style style:name="T15" style:family="text">
      <style:text-properties fo:color="#0d1f63" style:font-name="Open Sans" fo:font-size="14pt" style:font-size-asian="14pt" style:font-size-complex="14pt"/>
    </style:style>
    <style:style style:name="T16" style:family="text">
      <style:text-properties fo:color="#0d1f63" style:font-name="Open Sans"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color="#0d1f63" style:font-name="Open Sans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" style:family="text">
      <style:text-properties fo:color="#0d1f63" style:font-name="Open Sans" fo:font-size="16pt" fo:font-weight="normal" style:font-size-asian="16pt" style:font-weight-asian="normal" style:font-size-complex="16pt" style:font-weight-complex="normal"/>
    </style:style>
    <style:style style:name="T19" style:family="text">
      <style:text-properties style:font-name="Open Sans" fo:font-size="26pt" style:font-size-asian="26pt" style:font-size-complex="26pt"/>
    </style:style>
    <style:style style:name="T20" style:family="text">
      <style:text-properties style:font-name="Open Sans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6.352cm" svg:x="1.4cm" svg:y="0.824cm" presentation:class="title" presentation:user-transformed="true">
          <draw:text-box>
            <text:p><text:span text:style-name="T1">DRILLS: </text:span><text:span text:style-name="T2">Debugging RTL Intelligently with Localization from Long Simulation</text:span></text:p>
          </draw:text-box>
        </draw:frame>
        <draw:frame presentation:style-name="pr2" draw:text-style-name="P2" draw:layer="layout" svg:width="25.199cm" svg:height="2.53cm" svg:x="1.4cm" svg:y="11.684cm" presentation:class="subtitle" presentation:user-transformed="true">
          <draw:text-box>
            <text:p><text:span text:style-name="T3">Donggyu Kim &amp; Vighnesh Iyer</text:span></text:p>
          </draw:text-box>
        </draw:frame>
        <draw:frame presentation:style-name="pr3" draw:text-style-name="P4" draw:layer="layout" svg:width="26.215cm" svg:height="3.469cm" svg:x="0.963cm" svg:y="7.62cm" presentation:class="title" presentation:user-transformed="true">
          <draw:text-box>
            <text:p text:style-name="P3"><text:span text:style-name="T4">Specification mining using trace dumps derived from long-running FPGA emulation to localize bugs in complex digital design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5" draw:text-style-name="P6" draw:layer="layout" svg:width="25.924cm" svg:height="11.928cm" svg:x="1cm" svg:y="2.496cm" presentation:class="outline" presentation:user-transformed="true">
          <draw:text-box>
            <text:list text:style-name="L2">
              <text:list-item>
                <text:p><text:span text:style-name="T5">Higher RTL design productivity (Chisel, HLS) enables larger digital designs (e.g. BOOM-v2), but that means more bugs</text:span></text:p>
              </text:list-item>
              <text:list-item>
                <text:p><text:span text:style-name="T5">Tricky bugs only manifest after trillions of cycles (e.g. running SPEC2017) as high-level assertion failures</text:span></text:p>
                <text:list>
                  <text:list-item>
                    <text:p><text:span text:style-name="T6">Pipeline hung, invalid writeback in ROB (see </text:span><text:span text:style-name="T5">DESSERT [FPL’18])</text:span></text:p>
                  </text:list-item>
                </text:list>
              </text:list-item>
              <text:list-item>
                <text:p><text:span text:style-name="T5">Even with a waveform, it is impossible or very laborious to figure out where the bug originated. </text:span><text:span text:style-name="T7">Can we automate this process?</text:span></text:p>
              </text:list-item>
              <text:list-item>
                <text:p><text:span text:style-name="T8">Problem</text:span><text:span text:style-name="T5">: given many error-free traces and one error trace, localize the likely bug location by module or line of RTL and find the fine-grained implicit properties which were violated.</text:span></text:p>
              </text:list-item>
            </text:list>
          </draw:text-box>
        </draw:frame>
        <draw:frame presentation:style-name="pr6" draw:text-style-name="P7" draw:layer="layout" svg:width="25.199cm" svg:height="2.629cm" svg:x="1.27cm" svg:y="-0.089cm" presentation:class="title" presentation:user-transformed="true">
          <draw:text-box>
            <text:p><text:span text:style-name="T9">Problem Defini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8" draw:layer="layout" svg:width="25.199cm" svg:height="2.629cm" svg:x="1.4cm" svg:y="-0.172cm" presentation:class="title" presentation:user-transformed="true">
          <draw:text-box>
            <text:p><text:span text:style-name="T10">Proposed Approach</text:span></text:p>
          </draw:text-box>
        </draw:frame>
        <draw:frame presentation:style-name="pr5" draw:text-style-name="P10" draw:layer="layout" svg:width="25.199cm" svg:height="9.134cm" svg:x="1.4cm" svg:y="2.286cm" presentation:class="outline" presentation:user-transformed="true">
          <draw:text-box>
            <text:list text:style-name="L2">
              <text:list-item>
                <text:p text:style-name="P9"><text:span text:style-name="T4">Prior work used mux instrumentation, SAT, and unrolling over a few cycles to find signals that if modified would mitigate an assertion failure</text:span></text:p>
                <text:list>
                  <text:list-item>
                    <text:p text:style-name="P9"><text:span text:style-name="T11">Offers little design intuition and scales poorly for large designs or a deep trace</text:span></text:p>
                  </text:list-item>
                </text:list>
              </text:list-item>
              <text:list-item>
                <text:p text:style-name="P9"><text:span text:style-name="T4">Specification mining [Li ‘10] is a technique to extract fine-grained (Σ = 2,3) LTL properties (based on a set of templates) from execution traces</text:span></text:p>
                <text:list>
                  <text:list-item>
                    <text:p text:style-name="P9"><text:span text:style-name="T11">We will add additional LTL templates, and will apply this technique to large designs</text:span></text:p>
                  </text:list-item>
                </text:list>
              </text:list-item>
            </text:list>
          </draw:text-box>
        </draw:frame>
        <draw:custom-shape draw:style-name="gr2" draw:text-style-name="P12" draw:layer="layout" svg:width="6.35cm" svg:height="1.016cm" svg:x="1.624cm" svg:y="11.784cm">
          <text:p text:style-name="P11"><text:span text:style-name="T12">Spec Mining Eng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8.76cm" svg:height="1.788cm" svg:x="0.638cm" svg:y="9.134cm">
          <text:p text:style-name="P13"><text:span text:style-name="T13">Error-free</text:span><text:span text:style-name="T14"> Waveforms</text:span></text:p>
          <text:p text:style-name="P11"><text:span text:style-name="T15">From FPGA Emulation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34.1171099189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5" draw:layer="layout" svg:width="8.76cm" svg:height="1.788cm" svg:x="0.384cm" svg:y="13.708cm">
          <text:p text:style-name="P13"><text:span text:style-name="T12">Fine-Grained</text:span></text:p>
          <text:p text:style-name="P13"><text:span text:style-name="T12">LTL Propertie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34.1171099189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6" draw:layer="layout" svg:width="7.236cm" svg:height="1.016cm" svg:x="10.736cm" svg:y="9.144cm">
          <text:p text:style-name="P11"><text:span text:style-name="T16">Buggy RTL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34.1171099189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2" draw:layer="layout" svg:width="6.35cm" svg:height="2.794cm" svg:x="11.176cm" svg:y="10.668cm">
          <text:p text:style-name="P11"><text:span text:style-name="T12">LTL → FSM</text:span></text:p>
          <text:p text:style-name="P11"><text:span text:style-name="T12">Assertion Synthesis</text:span></text:p>
          <text:p text:style-name="P11"><text:span text:style-name="T12">DESSE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7" draw:layer="layout" svg:width="9.268cm" svg:height="1.788cm" svg:x="18.372cm" svg:y="9.144cm">
          <text:p text:style-name="P11"><text:span text:style-name="T17">(Hopefully)</text:span><text:span text:style-name="T18"> Early </text:span></text:p>
          <text:p text:style-name="P11"><text:span text:style-name="T18">Fine-Grained Property Failure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34.1171099189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2" draw:layer="layout" svg:width="6.35cm" svg:height="1.524cm" svg:x="11.176cm" svg:y="13.97cm">
          <text:p text:style-name="P11"><text:span text:style-name="T12">FPGA Emulator</text:span></text:p>
          <text:p text:style-name="P11"><text:span text:style-name="T15">Replay buggy t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0.562cm" svg:height="0.862cm" svg:x="4.518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8" draw:layer="layout" svg:width="0.562cm" svg:height="0.862cm" svg:x="4.572cm" svg:y="12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8" draw:layer="layout" svg:width="0.562cm" svg:height="3.974cm" draw:transform="rotate (2.00468517884069) translate (7.727cm 14.201cm)">
          <text:p/>
          <draw:enhanced-geometry svg:viewBox="0 0 21600 21600" draw:text-areas="?f0 0 ?f2 ?f5" draw:type="down-arrow" draw:modifiers="18763.4716981132 4565.541740674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8" draw:layer="layout" svg:width="0.562cm" svg:height="0.508cm" svg:x="14.17cm" svg:y="10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8" draw:layer="layout" svg:width="0.562cm" svg:height="0.508cm" svg:x="14.224cm" svg:y="13.4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8" draw:layer="layout" svg:width="0.562cm" svg:height="4.801cm" draw:transform="rotate (2.57418611376644) translate (17.232cm 14.986cm)">
          <text:p/>
          <draw:enhanced-geometry svg:viewBox="0 0 21600 21600" draw:mirror-horizontal="false" draw:mirror-vertical="false" draw:text-areas="?f0 0 ?f2 ?f5" draw:type="down-arrow" draw:modifiers="18763.4716981132 4565.541740674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2" draw:layer="layout" svg:width="6.35cm" svg:height="2.042cm" svg:x="19.912cm" svg:y="11.674cm">
          <text:p text:style-name="P11"><text:span text:style-name="T12">Failure Ranking + </text:span></text:p>
          <text:p text:style-name="P11"><text:span text:style-name="T12">SAT Localiz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7.236cm" svg:height="1.016cm" svg:x="19.35cm" svg:y="14.424cm">
          <text:p text:style-name="P11"><text:span text:style-name="T16">Bug Location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34.1171099189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18" draw:layer="layout" svg:width="0.562cm" svg:height="0.742cm" svg:x="22.806cm" svg:y="10.9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8" draw:layer="layout" svg:width="0.562cm" svg:height="0.742cm" svg:x="22.86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8" draw:layer="layout" svg:width="25.199cm" svg:height="2.629cm" svg:x="1.4cm" svg:y="-0.089cm" presentation:class="title" presentation:user-transformed="true">
          <draw:text-box>
            <text:p text:style-name="P8"><text:span text:style-name="T10">Current Status</text:span></text:p>
          </draw:text-box>
        </draw:frame>
        <draw:frame presentation:style-name="pr5" draw:text-style-name="P19" draw:layer="layout" svg:width="25.908cm" svg:height="12.944cm" svg:x="1.016cm" svg:y="2.296cm" presentation:class="outline" presentation:user-transformed="true">
          <draw:text-box>
            <text:list text:style-name="L2">
              <text:list-item>
                <text:p text:style-name="P19"><text:span text:style-name="T19">Working on reproducing spec mining engine from prior work</text:span></text:p>
                <text:list>
                  <text:list-item>
                    <text:p text:style-name="P19"><text:span text:style-name="T19">Extracting delta event traces from VCD (value change dump)</text:span></text:p>
                  </text:list-item>
                  <text:list-item>
                    <text:p text:style-name="P19"><text:span text:style-name="T19">Mining basic LTL property templates from delta events:</text:span></text:p>
                    <text:list>
                      <text:list-item>
                        <text:p text:style-name="P19"><text:span text:style-name="T19">Alternating: Δa </text:span><text:span text:style-name="T20">A</text:span><text:span text:style-name="T19"> Δb</text:span></text:p>
                      </text:list-item>
                      <text:list-item>
                        <text:p text:style-name="P19"><text:span text:style-name="T19">Until: </text:span><text:span text:style-name="T20">G</text:span><text:span text:style-name="T19">(Δa → </text:span><text:span text:style-name="T20">X</text:span><text:span text:style-name="T19"> (a </text:span><text:span text:style-name="T20">U</text:span><text:span text:style-name="T19"> Δb))</text:span></text:p>
                      </text:list-item>
                      <text:list-item>
                        <text:p text:style-name="P19"><text:span text:style-name="T19">Next: </text:span><text:span text:style-name="T20">G</text:span><text:span text:style-name="T19">(Δa → </text:span><text:span text:style-name="T20">X</text:span><text:span text:style-name="T19"> Δb)</text:span></text:p>
                      </text:list-item>
                      <text:list-item>
                        <text:p text:style-name="P19"><text:span text:style-name="T19">Eventual: </text:span><text:span text:style-name="T20">G</text:span><text:span text:style-name="T19">(Δa → </text:span><text:span text:style-name="T20">X F</text:span><text:span text:style-name="T19"> Δb)</text:span></text:p>
                      </text:list-item>
                    </text:list>
                  </text:list-item>
                </text:list>
              </text:list-item>
              <text:list-item>
                <text:p><text:span text:style-name="T19">Thinking about how to extend the spec mining work</text:span></text:p>
                <text:list>
                  <text:list-item>
                    <text:p><text:span text:style-name="T19">Alternative LTL templates (that consider explicit cycle counts)</text:span></text:p>
                  </text:list-item>
                  <text:list-item>
                    <text:p><text:span text:style-name="T19">Different types of events to extract from a VCD (delta events on a bus may not be meaningful, can extract events on known interfaces like ready/valid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ghnesh Iyer</meta:initial-creator>
    <meta:creation-date>2019-03-19T11:55:54.013964666</meta:creation-date>
    <dc:date>2019-03-19T16:54:24.402742530</dc:date>
    <dc:creator>Vighnesh Iyer</dc:creator>
    <meta:editing-duration>PT3H6M40S</meta:editing-duration>
    <meta:editing-cycles>18</meta:editing-cycles>
    <meta:generator>LibreOffice/6.0.7.3$Linux_X86_64 LibreOffice_project/00m0$Build-3</meta:generator>
    <meta:document-statistic meta:object-count="55"/>
  </office:meta>
</office:document-meta>
</file>